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ffb66c" draw:marker-start-width="0.321cm" draw:marker-end="Arrowheads_20_3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svg:stroke-width="0.106cm" svg:stroke-color="#729fcf" draw:marker-start-width="0.357cm" draw:marker-end="Arrowheads_20_3" draw:marker-end-width="0.457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svg:stroke-width="0.106cm" draw:marker-start-width="0.358cm" draw:marker-end-width="0.358cm" draw:fill-color="#d4ea6b" draw:textarea-horizontal-align="justify" draw:textarea-vertical-align="middle" draw:auto-grow-height="false" fo:min-height="3.646cm" fo:min-width="6.396cm" fo:padding-top="0.177cm" fo:padding-bottom="0.177cm" fo:padding-left="0.302cm" fo:padding-right="0.302cm"/>
      <style:paragraph-properties style:writing-mode="lr-tb"/>
    </style:style>
    <style:style style:name="gr4" style:family="graphic" style:parent-style-name="objectwithoutfill">
      <style:graphic-properties svg:stroke-width="0.081cm" svg:stroke-color="#729fcf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ffb66c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d4ea6b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106cm" draw:marker-start-width="0.358cm" draw:marker-end-width="0.358cm" draw:fill-color="#eeeeee" draw:textarea-horizontal-align="justify" draw:textarea-vertical-align="middle" draw:auto-grow-height="false" fo:min-height="2.646cm" fo:min-width="8.396cm" fo:padding-top="0.177cm" fo:padding-bottom="0.177cm" fo:padding-left="0.302cm" fo:padding-right="0.302cm"/>
      <style:paragraph-properties style:writing-mode="lr-tb"/>
    </style:style>
    <style:style style:name="gr8" style:family="graphic" style:parent-style-name="standard">
      <style:graphic-properties draw:fill-color="#ff860d" draw:textarea-horizontal-align="justify" draw:textarea-vertical-align="middle" draw:auto-grow-height="false" fo:min-height="0.75cm" fo:min-width="8cm"/>
      <style:paragraph-properties style:writing-mode="lr-tb"/>
    </style:style>
    <style:style style:name="gr9" style:family="graphic" style:parent-style-name="standard">
      <style:graphic-properties draw:fill-color="#3465a4" draw:textarea-horizontal-align="justify" draw:textarea-vertical-align="middle" draw:auto-grow-height="false" fo:min-height="0.75cm" fo:min-width="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fill-color="#3465a4" draw:textarea-horizontal-align="justify" draw:textarea-vertical-align="middle" draw:auto-grow-height="false" fo:min-height="0.5cm" fo:min-width="8cm"/>
      <style:paragraph-properties style:writing-mode="lr-tb"/>
    </style:style>
    <style:style style:name="gr12" style:family="graphic" style:parent-style-name="standard">
      <style:graphic-properties svg:stroke-width="0.106cm" draw:marker-start-width="0.358cm" draw:marker-end-width="0.358cm" draw:fill-color="#d4ea6b" draw:textarea-horizontal-align="justify" draw:textarea-vertical-align="middle" draw:auto-grow-height="false" fo:min-height="4.646cm" fo:min-width="7.396cm" fo:padding-top="0.177cm" fo:padding-bottom="0.177cm" fo:padding-left="0.302cm" fo:padding-right="0.302cm"/>
      <style:paragraph-properties style:writing-mode="lr-tb"/>
    </style:style>
    <style:style style:name="gr13" style:family="graphic" style:parent-style-name="objectwithoutfill">
      <style:graphic-properties svg:stroke-width="0.081cm" svg:stroke-color="#729fcf" draw:marker-start-width="0.321cm" draw:marker-end="Arrowheads_20_3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svg:stroke-width="0.106cm" draw:marker-start-width="0.358cm" draw:marker-end-width="0.358cm" draw:fill-color="#ff3333" draw:textarea-horizontal-align="justify" draw:textarea-vertical-align="middle" draw:auto-grow-height="false" fo:min-height="3.646cm" fo:min-width="6.396cm" fo:padding-top="0.177cm" fo:padding-bottom="0.177cm" fo:padding-left="0.302cm" fo:padding-right="0.302cm"/>
      <style:paragraph-properties style:writing-mode="lr-tb"/>
    </style:style>
    <style:style style:name="gr15" style:family="graphic" style:parent-style-name="standard">
      <style:graphic-properties svg:stroke-width="0.106cm" draw:marker-start-width="0.358cm" draw:marker-end-width="0.358cm" draw:fill-color="#009900" draw:textarea-horizontal-align="justify" draw:textarea-vertical-align="middle" draw:auto-grow-height="false" fo:min-height="3.646cm" fo:min-width="6.396cm" fo:padding-top="0.177cm" fo:padding-bottom="0.177cm" fo:padding-left="0.302cm" fo:padding-right="0.30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751cm" fo:min-width="1.501cm"/>
      <style:paragraph-properties style:writing-mode="lr-tb"/>
    </style:style>
    <style:style style:name="gr17" style:family="graphic" style:parent-style-name="standard">
      <style:graphic-properties svg:stroke-width="0.106cm" draw:marker-start-width="0.358cm" draw:marker-end-width="0.358cm" draw:fill-color="#eeeeee" draw:textarea-horizontal-align="justify" draw:textarea-vertical-align="middle" draw:auto-grow-height="false" fo:min-height="3.646cm" fo:min-width="8.396cm" fo:padding-top="0.177cm" fo:padding-bottom="0.177cm" fo:padding-left="0.302cm" fo:padding-right="0.302cm"/>
      <style:paragraph-properties style:writing-mode="lr-tb"/>
    </style:style>
    <style:style style:name="gr18" style:family="graphic" style:parent-style-name="standard">
      <style:graphic-properties svg:stroke-color="#ffffff" draw:fill-color="#3465a4" draw:textarea-horizontal-align="justify" draw:textarea-vertical-align="middle" draw:auto-grow-height="false" fo:min-height="1.75cm" fo:min-width="7.5cm"/>
      <style:paragraph-properties style:writing-mode="lr-tb"/>
    </style:style>
    <style:style style:name="gr19" style:family="graphic" style:parent-style-name="standard">
      <style:graphic-properties svg:stroke-color="#ffffff" draw:fill-color="#ff3838" draw:textarea-horizontal-align="justify" draw:textarea-vertical-align="middle" draw:auto-grow-height="false" fo:min-height="1.75cm" fo:min-width="7.5cm"/>
      <style:paragraph-properties style:writing-mode="lr-tb"/>
    </style:style>
    <style:style style:name="gr20" style:family="graphic" style:parent-style-name="standard">
      <style:graphic-properties svg:stroke-color="#ffffff" draw:fill-color="#127622" draw:textarea-horizontal-align="justify" draw:textarea-vertical-align="middle" draw:auto-grow-height="false" fo:min-height="0.75cm" fo:min-width="0.5cm"/>
      <style:paragraph-properties style:writing-mode="lr-tb"/>
    </style:style>
    <style:style style:name="gr21" style:family="graphic" style:parent-style-name="standard">
      <style:graphic-properties svg:stroke-color="#ffffff" draw:fill-color="#8d281e" draw:textarea-horizontal-align="justify" draw:textarea-vertical-align="middle" draw:auto-grow-height="false" fo:min-height="0.75cm" fo:min-width="0.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51cm" fo:min-width="0.501cm"/>
      <style:paragraph-properties style:writing-mode="lr-tb"/>
    </style:style>
    <style:style style:name="gr23" style:family="graphic" style:parent-style-name="objectwithoutfill">
      <style:graphic-properties svg:stroke-width="0.081cm" svg:stroke-color="#ffaa95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svg:stroke-width="0.106cm" draw:marker-start-width="0.358cm" draw:marker-end-width="0.358cm" draw:fill-color="#ffd8ce" draw:textarea-horizontal-align="justify" draw:textarea-vertical-align="middle" draw:auto-grow-height="false" fo:min-height="4.646cm" fo:min-width="7.396cm" fo:padding-top="0.177cm" fo:padding-bottom="0.177cm" fo:padding-left="0.302cm" fo:padding-right="0.302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d4ea6b"/>
      <style:paragraph-properties fo:text-align="center" style:writing-mode="lr-tb"/>
      <style:text-properties fo:color="#000000" loext:opacity="100%" fo:font-size="9pt" fo:font-weight="bold" style:font-weight-asian="bold" style:font-weight-complex="bold"/>
    </style:style>
    <style:style style:name="P5" style:family="paragraph">
      <style:paragraph-properties style:text-autospace="none"/>
      <style:text-properties fo:color="#4682b4" loext:opacity="100%" style:font-name="Consolas" fo:font-size="10pt" style:font-name-asian="Consolas" style:font-size-asian="10pt" style:font-name-complex="Consolas" style:font-size-complex="10pt"/>
    </style:style>
    <style:style style:name="P6" style:family="paragraph">
      <loext:graphic-properties draw:fill-color="#eeeeee"/>
      <style:paragraph-properties fo:text-align="center" style:writing-mode="lr-tb"/>
      <style:text-properties fo:color="#000000" loext:opacity="100%" fo:font-size="9pt" fo:font-weight="bold" style:font-size-asian="9pt" style:font-weight-asian="bold" style:font-size-complex="9pt" style:font-weight-complex="bold"/>
    </style:style>
    <style:style style:name="P7" style:family="paragraph">
      <loext:graphic-properties draw:fill-color="#ff860d"/>
      <style:paragraph-properties fo:text-align="center" style:writing-mode="lr-tb"/>
      <style:text-properties fo:color="#000000" loext:opacity="100%" fo:font-size="9pt" fo:font-weight="bold"/>
    </style:style>
    <style:style style:name="P8" style:family="paragraph">
      <loext:graphic-properties draw:fill-color="#3465a4"/>
      <style:paragraph-properties fo:text-align="center" style:writing-mode="lr-tb"/>
      <style:text-properties fo:color="#ffffff" loext:opacity="100%" fo:font-size="9pt" fo:font-weight="bold"/>
    </style:style>
    <style:style style:name="P9" style:family="paragraph">
      <style:paragraph-properties fo:text-align="center"/>
    </style:style>
    <style:style style:name="P10" style:family="paragraph">
      <loext:graphic-properties draw:fill-color="#eeeeee"/>
      <style:paragraph-properties fo:text-align="center" style:writing-mode="lr-tb"/>
      <style:text-properties fo:color="#000000" loext:opacity="100%" fo:font-size="9pt" fo:font-weight="bold" style:font-weight-asian="bold" style:font-weight-complex="bold"/>
    </style:style>
    <style:style style:name="P11" style:family="paragraph">
      <style:paragraph-properties fo:text-align="center" style:writing-mode="lr-tb"/>
      <style:text-properties fo:font-size="8pt" style:font-size-asian="8pt" style:font-size-complex="8pt"/>
    </style:style>
    <style:style style:name="P12" style:family="paragraph">
      <loext:graphic-properties draw:fill-color="#3465a4"/>
      <style:paragraph-properties fo:text-align="center" style:writing-mode="lr-tb"/>
      <style:text-properties fo:color="#ffffff" loext:opacity="100%" fo:font-size="8pt" fo:font-weight="bold" style:font-size-asian="8pt" style:font-size-complex="8pt"/>
    </style:style>
    <style:style style:name="P13" style:family="paragraph">
      <loext:graphic-properties draw:fill-color="#ff3333"/>
      <style:paragraph-properties fo:text-align="center" style:writing-mode="lr-tb"/>
      <style:text-properties fo:color="#000000" loext:opacity="100%" fo:font-size="9pt" fo:font-weight="bold" style:font-weight-asian="bold" style:font-weight-complex="bold"/>
    </style:style>
    <style:style style:name="P14" style:family="paragraph">
      <loext:graphic-properties draw:fill-color="#009900"/>
      <style:paragraph-properties fo:text-align="center" style:writing-mode="lr-tb"/>
      <style:text-properties fo:color="#000000" loext:opacity="100%" fo:font-size="9pt" fo:font-weight="bold" style:font-weight-asian="bold" style:font-weight-complex="bold"/>
    </style:style>
    <style:style style:name="P15" style:family="paragraph">
      <style:paragraph-properties fo:text-align="start"/>
    </style:style>
    <style:style style:name="P16" style:family="paragraph">
      <loext:graphic-properties draw:fill-color="#ff3838"/>
      <style:paragraph-properties fo:text-align="center" style:writing-mode="lr-tb"/>
      <style:text-properties fo:color="#ffffff" loext:opacity="100%" fo:font-size="9pt" fo:font-weight="bold"/>
    </style:style>
    <style:style style:name="P17" style:family="paragraph">
      <style:paragraph-properties fo:text-align="start" style:writing-mode="lr-tb"/>
    </style:style>
    <style:style style:name="P18" style:family="paragraph">
      <loext:graphic-properties draw:fill-color="#3465a4"/>
      <style:paragraph-properties fo:text-align="start" style:writing-mode="lr-tb"/>
      <style:text-properties fo:color="#ffffff" loext:opacity="100%" fo:font-size="9pt" fo:font-weight="bold"/>
    </style:style>
    <style:style style:name="P19" style:family="paragraph">
      <loext:graphic-properties draw:fill-color="#127622"/>
      <style:paragraph-properties fo:text-align="center" style:writing-mode="lr-tb"/>
      <style:text-properties fo:color="#ffffff" loext:opacity="100%" fo:font-size="8pt" fo:font-weight="bold" style:font-size-asian="8pt" style:font-size-complex="8pt"/>
    </style:style>
    <style:style style:name="P20" style:family="paragraph">
      <loext:graphic-properties draw:fill-color="#8d281e"/>
      <style:paragraph-properties fo:text-align="center" style:writing-mode="lr-tb"/>
      <style:text-properties fo:color="#ffffff" loext:opacity="100%" fo:font-size="8pt" fo:font-weight="bold" style:font-size-asian="8pt" style:font-size-complex="8pt"/>
    </style:style>
    <style:style style:name="P21" style:family="paragraph">
      <loext:graphic-properties draw:fill-color="#ffd8ce"/>
      <style:paragraph-properties fo:text-align="center" style:writing-mode="lr-tb"/>
      <style:text-properties fo:color="#000000" loext:opacity="100%" fo:font-size="9pt" fo:font-weight="bold" style:font-weight-asian="bold" style:font-weight-complex="bold"/>
    </style:style>
    <style:style style:name="T1" style:family="text">
      <style:text-properties fo:color="#000000" loext:opacity="100%" fo:font-size="9pt" fo:font-weight="bold" style:font-weight-asian="bold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font-name="Consolas" fo:font-size="9pt" fo:font-style="normal" fo:text-shadow="none" style:text-underline-style="none" fo:font-weight="bold" style:letter-kerning="true" style:font-name-asian="Consolas" style:font-size-asian="10pt" style:font-style-asian="normal" style:font-weight-asian="bold" style:font-name-complex="Consolas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fo:font-size="9pt" fo:font-weight="bold" style:font-size-asian="9pt" style:font-weight-asian="bold" style:font-size-complex="9pt" style:font-weight-complex="bold"/>
    </style:style>
    <style:style style:name="T4" style:family="text">
      <style:text-properties fo:color="#000000" loext:opacity="100%" fo:font-size="9pt" fo:font-weight="bold"/>
    </style:style>
    <style:style style:name="T5" style:family="text">
      <style:text-properties fo:color="#ffffff" loext:opacity="100%" fo:font-size="9pt" fo:font-weight="bold"/>
    </style:style>
    <style:style style:name="T6" style:family="text">
      <style:text-properties fo:color="#ffffff" loext:opacity="100%" fo:font-size="8pt" fo:font-weight="bold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s" svg:x1="11cm" svg:y1="31.2cm" svg:x2="16cm" svg:y2="25.5cm" draw:start-shape="id1" draw:start-glue-point="7" draw:end-shape="id2" draw:end-glue-point="5" svg:d="M11000 31200h502l3945-5700h553" svg:viewBox="0 0 5001 5701">
          <text:p/>
        </draw:connector>
        <draw:connector draw:style-name="gr2" draw:text-style-name="P2" draw:layer="layout" draw:type="lines" svg:x1="11cm" svg:y1="31.2cm" svg:x2="13cm" svg:y2="34.5cm" draw:start-shape="id1" draw:start-glue-point="7" draw:end-shape="id3" draw:end-glue-point="3" svg:d="M11000 31200h502l997 3300h501" svg:viewBox="0 0 2001 3301">
          <text:p/>
        </draw:connector>
        <draw:custom-shape draw:style-name="gr3" draw:text-style-name="P4" xml:id="id8" draw:id="id8" draw:layer="layout" svg:width="7cm" svg:height="4cm" svg:x="30cm" svg:y="28.25cm">
          <text:p text:style-name="P3"><text:span text:style-name="T1">директор вислухав Тебе та учнів секції і готовий від школи замість вікон подати проект залу єдиноборств, однак просить, щоб ви заручились підтримкою учнівського парламенту та наглядової ради школ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s" svg:x1="25cm" svg:y1="28cm" svg:x2="26.75cm" svg:y2="30.25cm" draw:start-shape="id4" draw:start-glue-point="7" draw:end-shape="id5" draw:end-glue-point="3" svg:d="M25000 28000h502l747 2250h501" svg:viewBox="0 0 1751 2251">
          <text:p/>
        </draw:connector>
        <draw:custom-shape draw:style-name="gr3" draw:text-style-name="P4" xml:id="id7" draw:id="id7" draw:layer="layout" svg:width="7cm" svg:height="4cm" svg:x="39cm" svg:y="35cm">
          <text:p text:style-name="P5"><text:span text:style-name="T2">Вміння переконувати - Твоя сильна сторона! Наглядова рада та учнівський парламент підтримали ідею зі створення залу як спільний проект для конкурсу "Громадський бюджет"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s" svg:x1="25cm" svg:y1="37cm" svg:x2="39cm" svg:y2="37cm" draw:start-shape="id6" draw:start-glue-point="7" draw:end-shape="id7" draw:end-glue-point="5" svg:d="M25000 37000h502 12945 553" svg:viewBox="0 0 14001 1">
          <text:p/>
        </draw:connector>
        <draw:connector draw:style-name="gr5" draw:text-style-name="P2" draw:layer="layout" draw:type="lines" draw:line-skew="2.498cm" svg:x1="25cm" svg:y1="37cm" svg:x2="30cm" svg:y2="30.25cm" draw:start-shape="id6" draw:start-glue-point="7" draw:end-shape="id8" draw:end-glue-point="5" svg:d="M25000 37000h3000l1447-6750h553" svg:viewBox="0 0 5001 6751">
          <text:p/>
        </draw:connector>
        <draw:connector draw:style-name="gr6" draw:text-style-name="P2" draw:layer="layout" draw:type="lines" svg:x1="37cm" svg:y1="30.25cm" svg:x2="39cm" svg:y2="37cm" draw:start-shape="id8" draw:start-glue-point="7" draw:end-shape="id7" draw:end-glue-point="5" svg:d="M37000 30250h555l892 6750h553" svg:viewBox="0 0 2001 6751">
          <text:p/>
        </draw:connector>
        <draw:connector draw:style-name="gr5" draw:text-style-name="P2" xml:id="id19" draw:id="id19" draw:layer="layout" draw:type="lines" svg:x1="25cm" svg:y1="28cm" svg:x2="27.058cm" svg:y2="24.977cm" draw:start-shape="id4" draw:start-glue-point="7" svg:d="M25000 28000h502l1556-3023" svg:viewBox="0 0 2059 3024">
          <text:p/>
        </draw:connector>
        <draw:connector draw:style-name="gr6" draw:text-style-name="P2" draw:layer="layout" draw:type="lines" svg:x1="46cm" svg:y1="37cm" svg:x2="49cm" svg:y2="25cm" draw:start-shape="id7" draw:start-glue-point="7" draw:end-shape="id9" draw:end-glue-point="5" svg:d="M46000 37000h555l1892-12000h553" svg:viewBox="0 0 3001 12001">
          <text:p/>
        </draw:connector>
        <draw:g>
          <draw:custom-shape draw:style-name="gr7" draw:text-style-name="P6" draw:layer="layout" svg:width="9cm" svg:height="3cm" svg:x="2cm" svg:y="27.2cm">
            <text:p text:style-name="P3"><text:span text:style-name="T3">Ти — голова учнівського парламенту школи. Ваша школа вирішує який проект подавати для участі у конкурсі “Громадський бюджет”. Учні з секції кіокушинкай ще з минулого року просять подати на конкурс облаштування залу для занять східними єдиноборствами, однак адміністрація наполягає на заміні вікон у актовому залі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8" draw:text-style-name="P7" draw:layer="layout" svg:width="8.5cm" svg:height="1cm" svg:x="2cm" svg:y="30.2cm">
            <text:p text:style-name="P3"><text:span text:style-name="T4">Підтримаю пропозицію дирекції з заміною вікон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9" draw:text-style-name="P8" draw:layer="layout" svg:width="8.5cm" svg:height="1cm" svg:x="2cm" svg:y="31.2cm">
            <text:p text:style-name="P3"><text:span text:style-name="T5">Підтримаю пропозицію учнів з облаштування залу для занять східними єдиноборствам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0" draw:text-style-name="P9" xml:id="id1" draw:id="id1" draw:layer="layout" svg:width="1cm" svg:height="1cm" svg:x="10cm" svg:y="30.7cm">
            <text:p/>
  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  </draw:custom-shape>
        </draw:g>
        <draw:g>
          <draw:custom-shape draw:style-name="gr7" draw:text-style-name="P10" xml:id="id2" draw:id="id2" draw:layer="layout" svg:width="9cm" svg:height="3cm" svg:x="16cm" svg:y="24cm">
            <text:p text:style-name="P3"><text:span text:style-name="T1">Учні секції кіокушинкай настроєні рішуче. Попри відсутність підтримки їхнього проекту адміністрацією, вони таки подають свій проект на конкурс. 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8" draw:text-style-name="P7" draw:layer="layout" svg:width="8.5cm" svg:height="1cm" svg:x="16cm" svg:y="27cm">
            <text:p text:style-name="P3"><text:span text:style-name="T4">Нехай будуть від школи пропозиції по двох проектах і переможе краща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9" draw:text-style-name="P12" draw:layer="layout" svg:width="8.5cm" svg:height="1cm" svg:x="16cm" svg:y="28cm">
            <text:p text:style-name="P11"><text:span text:style-name="T6">Спробую схилити директора до пропозиції каратистів та подати від школи зал для занять східними єдиноборствам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0" draw:text-style-name="P9" xml:id="id4" draw:id="id4" draw:layer="layout" svg:width="1cm" svg:height="1cm" svg:x="24cm" svg:y="27.5cm">
            <text:p/>
  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  </draw:custom-shape>
        </draw:g>
        <draw:g>
          <draw:custom-shape draw:style-name="gr7" draw:text-style-name="P10" xml:id="id18" draw:id="id18" draw:layer="layout" svg:width="9cm" svg:height="3cm" svg:x="16cm" svg:y="33cm">
            <text:p text:style-name="P3"><text:span text:style-name="T1">Відповідно до затвердженого статуту школи, Вашим завданням є відстоювання інтересів учнів перед керівництвом школи. Тепер залишилось повідомити про рішення директора та схилити його на сторону спортсменів. 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8" draw:text-style-name="P7" draw:layer="layout" svg:width="8.5cm" svg:height="1cm" svg:x="16cm" svg:y="36cm">
            <text:p text:style-name="P3"><text:span text:style-name="T4">Йдете до директора самостійно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8" draw:layer="layout" svg:width="8.5cm" svg:height="0.75cm" svg:x="16cm" svg:y="37cm">
            <text:p text:style-name="P3"><text:span text:style-name="T5">Збори учнів, та наглядової ради школ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0" draw:text-style-name="P9" xml:id="id6" draw:id="id6" draw:layer="layout" svg:width="1cm" svg:height="1cm" svg:x="24cm" svg:y="36.5cm">
            <text:p/>
  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  </draw:custom-shape>
        </draw:g>
        <draw:custom-shape draw:style-name="gr12" draw:text-style-name="P4" xml:id="id11" draw:id="id11" draw:layer="layout" svg:width="8cm" svg:height="5cm" svg:x="73cm" svg:y="2cm">
          <text:p text:style-name="P3"><text:span text:style-name="T1">Інформація: <text:s/></text:span></text:p>
          <text:p text:style-name="P3"><text:span text:style-name="T1"/></text:p>
          <text:p text:style-name="P3"><text:span text:style-name="T1"><text:s/></text:span><text:span text:style-name="T1">У разі, якщо реалізація проєкту громадського бюджету передбачає використання земельної ділянки, приміщення чи іншого об’єкта, вони повинні належати до власності територіальної громади м. Львова, та не перебувати у користуванні фізичної та/або юридичної особи, засновником якої не є Львівська міська рада.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4" xml:id="id13" draw:id="id13" draw:layer="layout" svg:width="8cm" svg:height="5cm" svg:x="74cm" svg:y="8cm">
          <text:p text:style-name="P3"><text:span text:style-name="T1">Інформація: <text:s text:c="2"/></text:span></text:p>
          <text:p text:style-name="P3"><text:span text:style-name="T1"/></text:p>
          <text:p text:style-name="P3"><text:span text:style-name="T1">Умови участі у конкурсі "Громадський бюджет" щороку змінюються та удосконалюються, перед подачею документів до участі, необхідно обов'язково ознайомитись з правилами. Вони є доступними на сайті Громадського бюджету у розділі "Допомога"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4" xml:id="id15" draw:id="id15" draw:layer="layout" svg:width="8cm" svg:height="5cm" svg:x="75cm" svg:y="14cm">
          <text:p text:style-name="P3"><text:span text:style-name="T1">Інформація: </text:span></text:p>
          <text:p text:style-name="P3"><text:span text:style-name="T1"/></text:p>
          <text:p text:style-name="P3"><text:span text:style-name="T1">Проекти, чия вартість не перевищує 600 000 грн. подаються до конкурсу як малі проекти. У випадку, якшо вартість проекту перевищує 600 000 грн, але не більше 3 000 000 грн, такі проекти вважаються великими. Проекти, загальна вартість яких більша 3 000 000 грн до участі у конкурсі не допускаються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4" xml:id="id25" draw:id="id25" draw:layer="layout" svg:width="8cm" svg:height="5cm" svg:x="76cm" svg:y="20cm">
          <text:p text:style-name="P3"><text:span text:style-name="T1">Інформація: </text:span></text:p>
          <text:p text:style-name="P3"><text:span text:style-name="T1"/></text:p>
          <text:p text:style-name="P3"><text:span text:style-name="T1">Так, для реалізації проекту та оголошення тендеру необхідно мати розроблену проектно-кошторисну документацію, але не спішіть цього робити, це доволі коштовна послуга, а ціни на ринку постійно змінюються, тож на момент оголошення тендеру вони можуть бути неактуальними і доведеться вносити корективи. Проектно-кошторисну документацію необхідно розробляти після того, як проект уже стане переможцем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4" xml:id="id23" draw:id="id23" draw:layer="layout" svg:width="8cm" svg:height="5cm" svg:x="72.25cm" svg:y="48.5cm">
          <text:p text:style-name="P3"><text:span text:style-name="T1">Інформація: </text:span></text:p>
          <text:p text:style-name="P3"><text:span text:style-name="T1"/></text:p>
          <text:p text:style-name="P3"><text:span text:style-name="T1">Цього робити не потрібно. У Львові реалізація проектів-переможців здійснюється за кошти місцевого бюджету, однак, якщо маєте таке бажання, можете додатково долучати кошти меценатів. <text:s text:c="4"/>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4" xml:id="id17" draw:id="id17" draw:layer="layout" svg:width="8cm" svg:height="5cm" svg:x="72.25cm" svg:y="55.5cm">
          <text:p text:style-name="P3"><text:span text:style-name="T1">Інформація: </text:span></text:p>
          <text:p text:style-name="P3"><text:span text:style-name="T1"/></text:p>
          <text:p text:style-name="P3"><text:span text:style-name="T1">Після подання проекту до участі у конкурсі, проект проходить модерацію та з'являється в системі. Органи місцевої влади розглядають проекти на предмет можливої реалізації, дають висновки та поради авторам, просять, при необхідності доопрацювати власні проекти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4" xml:id="id21" draw:id="id21" draw:layer="layout" svg:width="8cm" svg:height="5cm" svg:x="72.25cm" svg:y="62.5cm">
          <text:p text:style-name="P3"><text:span text:style-name="T1">Інформація:</text:span></text:p>
          <text:p text:style-name="P3"><text:span text:style-name="T1"/></text:p>
          <text:p text:style-name="P3"><text:span text:style-name="T1"><text:s/></text:span><text:span text:style-name="T1">Цього робити не потрібно. Договір з підрядною організацією укладається після перемоги у конкурсі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s" draw:line-skew="0cm -9.446cm" svg:x1="59cm" svg:y1="27.5cm" svg:x2="73cm" svg:y2="4.5cm" draw:start-shape="id10" draw:start-glue-point="1" draw:end-shape="id11" draw:end-glue-point="5" svg:d="M59000 27500h502l3498-23000h10000" svg:viewBox="0 0 14001 23001">
          <text:p/>
        </draw:connector>
        <draw:connector draw:style-name="gr4" draw:text-style-name="P2" draw:layer="layout" draw:type="lines" draw:line-skew="1.748cm -9.446cm" svg:x1="59cm" svg:y1="29.5cm" svg:x2="74cm" svg:y2="10.5cm" draw:start-shape="id12" draw:start-glue-point="1" draw:end-shape="id13" draw:end-glue-point="5" svg:d="M59000 29500h2250l2750-19000h10000" svg:viewBox="0 0 15001 19001">
          <text:p/>
        </draw:connector>
        <draw:connector draw:style-name="gr13" draw:text-style-name="P2" draw:layer="layout" draw:type="lines" draw:line-skew="3.498cm -9.446cm" svg:x1="59cm" svg:y1="31.5cm" svg:x2="75cm" svg:y2="16.5cm" draw:start-shape="id14" draw:start-glue-point="1" draw:end-shape="id15" draw:end-glue-point="5" svg:d="M59000 31500h4000l2000-15000h10000" svg:viewBox="0 0 16001 15001">
          <text:p text:style-name="P9"/>
        </draw:connector>
        <draw:connector draw:style-name="gr4" draw:text-style-name="P2" draw:layer="layout" draw:type="lines" svg:x1="59cm" svg:y1="37.5cm" svg:x2="72.25cm" svg:y2="58cm" draw:start-shape="id16" draw:start-glue-point="1" draw:end-shape="id17" draw:end-glue-point="5" svg:d="M59000 37500h502l12194 20500h554" svg:viewBox="0 0 13251 20501">
          <text:p/>
        </draw:connector>
        <draw:custom-shape draw:style-name="gr14" draw:text-style-name="P13" draw:layer="layout" svg:width="7cm" svg:height="4cm" svg:x="29.5cm" svg:y="-10.75cm">
          <text:p text:style-name="P3"><text:span text:style-name="T1">0</text:span></text:p>
          <text:p text:style-name="P3"><text:span text:style-name="T1">На жаль, цього разу не вийшло, у <text:s/>конкурсах громадських проектів перемагають згуртовані спільноти, які чітко дотримуються правил конкурсу. Рекомендуємо ознайомитись з Положенням про Громадський бюджет та пройти завдання знову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3" draw:layer="layout" svg:width="7cm" svg:height="4cm" svg:x="37.25cm" svg:y="-10.75cm">
          <text:p text:style-name="P3"><text:span text:style-name="T1">20</text:span></text:p>
          <text:p text:style-name="P3"><text:span text:style-name="T1">Вітаю, ви гарно попрацювали, та, на жаль, нічого не вийшло. Ви залучили багато людей, провели дві гарні кампанії. Але жодному з проектів не вдалось зібрати достатньо голосів. Пам'ятай, перемагають не сильніші, а згуртованіші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3" draw:layer="layout" svg:width="7cm" svg:height="4cm" svg:x="45cm" svg:y="-10.75cm">
          <text:p text:style-name="P3"><text:span text:style-name="T1">40 </text:span></text:p>
          <text:p text:style-name="P3"><text:span text:style-name="T1">Ви молодці, оскільки прийняли рішення всією школою таки боротись за перемогу одного проекту. Це заслуговує похвали!</text:span><text:span text:style-name="T1"><text:line-break/></text:span><text:span text:style-name="T1">Та, на жаль, щось пішло не так, Ви добряче наробили помилок, готуючи проект на подачу на конкурс, і як результат — Вас не допустили до етапу голосування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4" draw:layer="layout" svg:width="7cm" svg:height="4cm" svg:x="52.75cm" svg:y="-10.75cm">
          <text:p text:style-name="P3"><text:span text:style-name="T1">50 </text:span></text:p>
          <text:p text:style-name="P3"><text:span text:style-name="T1">Вітаю, Ви гарно попрацювали!</text:span><text:span text:style-name="T1"><text:line-break/></text:span><text:span text:style-name="T1">Вперше ваша школа стояла перед вибором,</text:span><text:span text:style-name="T1"><text:line-break/></text:span><text:span text:style-name="T1">було нелегко обрати який проект подавати на конкурс.</text:span><text:span text:style-name="T1"><text:line-break/></text:span><text:span text:style-name="T1">Але ви порозумітись та працювати разом над спільним проектом. </text:span></text:p>
          <text:p text:style-name="P3"><text:span text:style-name="T1">Хоч трохи і наробили помилок під час подачі, та все вдалось вчасно виправит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4" draw:layer="layout" svg:width="7cm" svg:height="4cm" svg:x="60.5cm" svg:y="-10.75cm">
          <text:p text:style-name="P3"><text:span text:style-name="T1">65</text:span></text:p>
          <text:p text:style-name="P3"><text:span text:style-name="T1">Вітаю, такого високого результату не очікував ніхто! Було нелегко обрати який проект подавати на конкурс: вікна чи зал, але ви змогли порозумітись та працювати разом над спільним проектом. Досвід адміністрації та дух змагань серед спортсменів дали очікуваний результат - перемогу та перше місце серед проектів у своїй категорії.</text:span></text:p>
          <text:p text:style-name="P3"><text:span text:style-name="T1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9" xml:id="id3" draw:id="id3" draw:layer="layout" svg:width="2cm" svg:height="1cm" svg:x="13cm" svg:y="34cm">
          <text:p text:style-name="P15">40</text:p>
          <draw:enhanced-geometry svg:viewBox="0 0 21600 21600" draw:text-areas="0 0 21600 21600" draw:type="pentagon-right" draw:modifiers="17541.229385307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draw:type="lines" svg:x1="15cm" svg:y1="34.5cm" svg:x2="16cm" svg:y2="34.5cm" draw:start-shape="id3" draw:start-glue-point="1" draw:end-shape="id18" draw:end-glue-point="5" svg:d="M15000 34500h502-55 553" svg:viewBox="0 0 1001 1">
          <text:p/>
        </draw:connector>
        <draw:custom-shape draw:style-name="gr16" draw:text-style-name="P15" xml:id="id5" draw:id="id5" draw:layer="layout" svg:width="2cm" svg:height="1cm" svg:x="26.75cm" svg:y="29.75cm">
          <text:p text:style-name="P15">40</text:p>
          <draw:enhanced-geometry svg:viewBox="0 0 21600 21600" draw:text-areas="0 0 21600 21600" draw:mirror-vertical="false" draw:mirror-horizontal="false" draw:type="pentagon-right" draw:modifiers="17541.229385307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draw:type="lines" svg:x1="28.75cm" svg:y1="30.25cm" svg:x2="30cm" svg:y2="30.25cm" draw:start-shape="id5" draw:start-glue-point="1" draw:end-shape="id8" draw:end-glue-point="5" svg:d="M28750 30250h502 195 553" svg:viewBox="0 0 1251 1">
          <text:p/>
        </draw:connector>
        <draw:connector draw:style-name="gr5" draw:text-style-name="P2" draw:layer="layout" draw:type="lines" svg:x1="27.058cm" svg:y1="24.977cm" svg:x2="49cm" svg:y2="25cm" draw:start-shape="id19" draw:start-glue-point="3" draw:end-shape="id9" draw:end-glue-point="5" svg:d="M27058 24977h500l20889 23h553" svg:viewBox="0 0 21943 24">
          <text:p/>
        </draw:connector>
        <draw:custom-shape draw:style-name="gr17" draw:text-style-name="P10" xml:id="id9" draw:id="id9" draw:layer="layout" svg:width="9cm" svg:height="4cm" svg:x="49cm" svg:y="23cm">
          <text:p text:style-name="P3"><text:span text:style-name="T1">Визначте (виділіть галочкою) основні кроки, які потрібно зробити, щоб подати проект залу єдиноборств для участі у конкурсі громадського бюджету. (має бути модуль, що спонукає до мультивибору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8" draw:layer="layout" svg:width="8cm" svg:height="2cm" svg:x="49cm" svg:y="29cm">
          <text:p text:style-name="P3"><text:span text:style-name="T5">ознайомитись з правилами участі та інструкцією по формуванні проектної заявки автором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8" draw:layer="layout" svg:width="8cm" svg:height="2cm" svg:x="49cm" svg:y="31cm">
          <text:p text:style-name="P3"><text:span text:style-name="T5">попередньо прорахувати та заповнити відповідно до вимог кошторис проекту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9" draw:text-style-name="P16" draw:layer="layout" svg:width="8cm" svg:height="2cm" svg:x="49cm" svg:y="33cm">
          <text:p text:style-name="P3"><text:span text:style-name="T5">розробити та подати проектно-кошторисну документацію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18" draw:layer="layout" svg:width="8cm" svg:height="2cm" svg:x="49cm" svg:y="27cm">
          <text:p text:style-name="P17"><text:span text:style-name="T5">вияснити чи знаходиться приміщення, де заплановано облаштовувати зал для занять східними єдиноборствами, у власності територіальної громади міста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9" draw:text-style-name="P16" draw:layer="layout" svg:width="8cm" svg:height="2cm" svg:x="49cm" svg:y="35cm">
          <text:p text:style-name="P3"><text:span text:style-name="T5">зібрати та покласти на спецрахунок 10% від вартості запланованих витрат по проекту, оскільки до участі у конкурсі громадського бюджету допускаються лише проекти на умовах співфінансуванн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8" draw:layer="layout" svg:width="8cm" svg:height="2cm" svg:x="49cm" svg:y="37cm">
          <text:p text:style-name="P3"><text:span text:style-name="T5">зареєструвати заявку проекту через сайт Громадський бюджет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9" draw:text-style-name="P16" draw:layer="layout" svg:width="8cm" svg:height="2cm" svg:x="49cm" svg:y="39cm">
          <text:p text:style-name="P3"><text:span text:style-name="T5">долучити до заявки на участь у конкурсі підписаний договір з підрядною організацією, що реалізує поданий вами проект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19" draw:layer="layout" svg:width="1cm" svg:height="1cm" svg:x="57cm" svg:y="27cm">
          <text:p text:style-name="P11"><text:span text:style-name="T6">Так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1" draw:text-style-name="P20" xml:id="id26" draw:id="id26" draw:layer="layout" svg:width="1cm" svg:height="1cm" svg:x="57cm" svg:y="28cm">
          <text:p text:style-name="P11"><text:span text:style-name="T6">Ні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15" xml:id="id10" draw:id="id10" draw:layer="layout" svg:width="1cm" svg:height="1cm" svg:x="58cm" svg:y="27cm">
          <text:p text:style-name="P15">5</text:p>
          <draw:enhanced-geometry svg:viewBox="0 0 21600 21600" draw:text-areas="0 0 21600 21600" draw:mirror-vertical="false" draw:mirror-horizontal="false" draw:type="pentagon-right" draw:modifiers="13486.51348651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0" draw:text-style-name="P19" draw:layer="layout" svg:width="1cm" svg:height="1cm" svg:x="57cm" svg:y="29cm">
          <text:p text:style-name="P11"><text:span text:style-name="T6">Так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1" draw:text-style-name="P20" xml:id="id28" draw:id="id28" draw:layer="layout" svg:width="1cm" svg:height="1cm" svg:x="57cm" svg:y="30cm">
          <text:p text:style-name="P11"><text:span text:style-name="T6">Ні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15" xml:id="id12" draw:id="id12" draw:layer="layout" svg:width="1cm" svg:height="1cm" svg:x="58cm" svg:y="29cm">
          <text:p text:style-name="P15">5</text:p>
          <draw:enhanced-geometry svg:viewBox="0 0 21600 21600" draw:text-areas="0 0 21600 21600" draw:mirror-vertical="false" draw:mirror-horizontal="false" draw:type="pentagon-right" draw:modifiers="13486.51348651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0" draw:text-style-name="P19" draw:layer="layout" svg:width="1cm" svg:height="1cm" svg:x="57cm" svg:y="31cm">
          <text:p text:style-name="P11"><text:span text:style-name="T6">Так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1" draw:text-style-name="P20" xml:id="id30" draw:id="id30" draw:layer="layout" svg:width="1cm" svg:height="1cm" svg:x="57cm" svg:y="32cm">
          <text:p text:style-name="P11"><text:span text:style-name="T6">Ні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15" xml:id="id14" draw:id="id14" draw:layer="layout" svg:width="1cm" svg:height="1cm" svg:x="58cm" svg:y="31cm">
          <text:p text:style-name="P15">5</text:p>
          <draw:enhanced-geometry svg:viewBox="0 0 21600 21600" draw:text-areas="0 0 21600 21600" draw:mirror-vertical="false" draw:mirror-horizontal="false" draw:type="pentagon-right" draw:modifiers="13486.51348651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0" draw:text-style-name="P19" draw:layer="layout" svg:width="1cm" svg:height="1cm" svg:x="57cm" svg:y="33cm">
          <text:p text:style-name="P11"><text:span text:style-name="T6">Так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1" draw:text-style-name="P20" draw:layer="layout" svg:width="1cm" svg:height="1cm" svg:x="57cm" svg:y="34cm">
          <text:p text:style-name="P11"><text:span text:style-name="T6">Ні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15" xml:id="id24" draw:id="id24" draw:layer="layout" svg:width="1cm" svg:height="1cm" svg:x="58cm" svg:y="34cm">
          <text:p text:style-name="P15">5</text:p>
          <draw:enhanced-geometry svg:viewBox="0 0 21600 21600" draw:text-areas="0 0 21600 21600" draw:mirror-vertical="false" draw:mirror-horizontal="false" draw:type="pentagon-right" draw:modifiers="13486.51348651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0" draw:text-style-name="P19" draw:layer="layout" svg:width="1cm" svg:height="1cm" svg:x="57cm" svg:y="35cm">
          <text:p text:style-name="P11"><text:span text:style-name="T6">Так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1" draw:text-style-name="P20" draw:layer="layout" svg:width="1cm" svg:height="1cm" svg:x="57cm" svg:y="36cm">
          <text:p text:style-name="P11"><text:span text:style-name="T6">Ні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15" xml:id="id22" draw:id="id22" draw:layer="layout" svg:width="1cm" svg:height="1cm" svg:x="58cm" svg:y="36cm">
          <text:p text:style-name="P15">5</text:p>
          <draw:enhanced-geometry svg:viewBox="0 0 21600 21600" draw:text-areas="0 0 21600 21600" draw:mirror-vertical="false" draw:mirror-horizontal="false" draw:type="pentagon-right" draw:modifiers="13486.51348651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0" draw:text-style-name="P19" draw:layer="layout" svg:width="1cm" svg:height="1cm" svg:x="57cm" svg:y="37cm">
          <text:p text:style-name="P11"><text:span text:style-name="T6">Так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1" draw:text-style-name="P20" draw:layer="layout" svg:width="1cm" svg:height="1cm" svg:x="57cm" svg:y="38cm">
          <text:p text:style-name="P11"><text:span text:style-name="T6">Ні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15" xml:id="id16" draw:id="id16" draw:layer="layout" svg:width="1cm" svg:height="1cm" svg:x="58cm" svg:y="37cm">
          <text:p text:style-name="P15">5</text:p>
          <draw:enhanced-geometry svg:viewBox="0 0 21600 21600" draw:text-areas="0 0 21600 21600" draw:mirror-vertical="false" draw:mirror-horizontal="false" draw:type="pentagon-right" draw:modifiers="13486.51348651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0" draw:text-style-name="P19" draw:layer="layout" svg:width="1cm" svg:height="1cm" svg:x="57cm" svg:y="39cm">
          <text:p text:style-name="P11"><text:span text:style-name="T6">Так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1" draw:text-style-name="P20" draw:layer="layout" svg:width="1cm" svg:height="1cm" svg:x="57cm" svg:y="40cm">
          <text:p text:style-name="P11"><text:span text:style-name="T6">Ні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15" xml:id="id20" draw:id="id20" draw:layer="layout" svg:width="1cm" svg:height="1cm" svg:x="58cm" svg:y="40cm">
          <text:p text:style-name="P15">5</text:p>
          <draw:enhanced-geometry svg:viewBox="0 0 21600 21600" draw:text-areas="0 0 21600 21600" draw:mirror-vertical="false" draw:mirror-horizontal="false" draw:type="pentagon-right" draw:modifiers="13486.51348651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draw:type="lines" svg:x1="59cm" svg:y1="40.5cm" svg:x2="72.25cm" svg:y2="65cm" draw:start-shape="id20" draw:start-glue-point="1" draw:end-shape="id21" draw:end-glue-point="5" svg:d="M59000 40500h502l12194 24500h554" svg:viewBox="0 0 13251 24501">
          <text:p/>
        </draw:connector>
        <draw:connector draw:style-name="gr4" draw:text-style-name="P2" draw:layer="layout" draw:type="lines" svg:x1="59cm" svg:y1="36.5cm" svg:x2="72.25cm" svg:y2="51cm" draw:start-shape="id22" draw:start-glue-point="1" draw:end-shape="id23" draw:end-glue-point="5" svg:d="M59000 36500h502l12194 14500h554" svg:viewBox="0 0 13251 14501">
          <text:p/>
        </draw:connector>
        <draw:connector draw:style-name="gr4" draw:text-style-name="P2" draw:layer="layout" draw:type="lines" draw:line-skew="5.498cm -9.446cm" svg:x1="59cm" svg:y1="34.5cm" svg:x2="76cm" svg:y2="22.5cm" draw:start-shape="id24" draw:start-glue-point="1" draw:end-shape="id25" draw:end-glue-point="5" svg:d="M59000 34500h6000l1000-12000h10000" svg:viewBox="0 0 17001 12001">
          <text:p/>
        </draw:connector>
        <draw:connector draw:style-name="gr23" draw:text-style-name="P2" draw:layer="layout" draw:type="lines" draw:line-skew="1.748cm" svg:x1="58cm" svg:y1="28.5cm" svg:x2="64cm" svg:y2="7.5cm" draw:start-shape="id26" draw:start-glue-point="7" draw:end-shape="id27" draw:end-glue-point="5" svg:d="M58000 28500h2250l3196-21000h554" svg:viewBox="0 0 6001 21001">
          <text:p/>
        </draw:connector>
        <draw:custom-shape draw:style-name="gr24" draw:text-style-name="P21" xml:id="id27" draw:id="id27" draw:layer="layout" svg:width="8cm" svg:height="5cm" svg:x="64cm" svg:y="5cm">
          <text:p text:style-name="P3"><text:span text:style-name="T1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3" draw:text-style-name="P2" draw:layer="layout" draw:type="lines" draw:line-skew="3.498cm" svg:x1="58cm" svg:y1="30.5cm" svg:x2="65cm" svg:y2="13.5cm" draw:start-shape="id28" draw:start-glue-point="7" draw:end-shape="id29" draw:end-glue-point="5" svg:d="M58000 30500h4000l2446-17000h554" svg:viewBox="0 0 7001 17001">
          <text:p/>
        </draw:connector>
        <draw:custom-shape draw:style-name="gr24" draw:text-style-name="P21" xml:id="id29" draw:id="id29" draw:layer="layout" svg:width="8cm" svg:height="5cm" svg:x="65cm" svg:y="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3" draw:text-style-name="P2" draw:layer="layout" draw:type="lines" draw:line-skew="5.498cm" svg:x1="58cm" svg:y1="32.5cm" svg:x2="66cm" svg:y2="19.5cm" draw:start-shape="id30" draw:start-glue-point="7" draw:end-shape="id31" draw:end-glue-point="5" svg:d="M58000 32500h6000l1447-13000h553" svg:viewBox="0 0 8001 13001">
          <text:p/>
        </draw:connector>
        <draw:custom-shape draw:style-name="gr24" draw:text-style-name="P21" xml:id="id31" draw:id="id31" draw:layer="layout" svg:width="8cm" svg:height="5cm" svg:x="66cm" svg:y="1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21" xml:id="id32" draw:id="id32" draw:layer="layout" svg:width="8cm" svg:height="5cm" svg:x="67cm" svg:y="2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3" draw:text-style-name="P2" draw:layer="layout" draw:type="lines" svg:x1="65.75cm" svg:y1="39.25cm" svg:x2="67cm" svg:y2="25.5cm" draw:end-shape="id32" draw:end-glue-point="5" svg:d="M65750 39250l696-13750h554" svg:viewBox="0 0 1251 137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0deg" draw:border="0%"/>
    <draw:gradient draw:name="Filled_20_Blue" draw:display-name="Filled Blue" draw:style="linear" draw:start-color="#729fcf" draw:end-color="#355269" draw:start-intensity="100%" draw:end-intensity="100%" draw:angle="0deg" draw:border="0%"/>
    <draw:gradient draw:name="Filled_20_Green" draw:display-name="Filled Green" draw:style="linear" draw:start-color="#77bc65" draw:end-color="#127622" draw:start-intensity="100%" draw:end-intensity="100%" draw:angle="0deg" draw:border="0%"/>
    <draw:gradient draw:name="Filled_20_Red" draw:display-name="Filled Red" draw:style="linear" draw:start-color="#ff6d6d" draw:end-color="#c9211e" draw:start-intensity="100%" draw:end-intensity="100%" draw:angle="0deg" draw:border="0%"/>
    <draw:gradient draw:name="Filled_20_Yellow" draw:display-name="Filled Yellow" draw:style="linear" draw:start-color="#ffde59" draw:end-color="#b4780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uk" fo:country="U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08T11:57:56.366000000</meta:creation-date>
    <dc:date>2021-09-26T21:36:18.276000000</dc:date>
    <meta:editing-duration>PT1H49M13S</meta:editing-duration>
    <meta:editing-cycles>8</meta:editing-cycles>
    <meta:generator>LibreOffice/7.2.0.4$Windows_X86_64 LibreOffice_project/9a9c6381e3f7a62afc1329bd359cc48accb6435b</meta:generator>
    <meta:document-statistic meta:object-count="86"/>
  </office:meta>
</office:document-meta>
</file>